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3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4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8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9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b68059" officeooo:paragraph-rsid="0be949f0" style:font-weight-asian="bold" style:font-weight-complex="bold"/>
    </style:style>
    <style:style style:name="P11" style:family="paragraph" style:parent-style-name="Standard">
      <style:text-properties style:font-name="Sans-serif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5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6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27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0" style:family="paragraph" style:parent-style-name="Standard">
      <style:text-properties style:font-name="Sans-serif" officeooo:rsid="08bffa20" officeooo:paragraph-rsid="08bffa20"/>
    </style:style>
    <style:style style:name="P31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38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50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5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2" style:family="paragraph" style:parent-style-name="Standard">
      <style:text-properties style:font-name="Sans-serif" fo:font-weight="bold" officeooo:rsid="0872d562" officeooo:paragraph-rsid="0bb2173a" style:font-weight-asian="bold" style:font-weight-complex="bold"/>
    </style:style>
    <style:style style:name="P53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54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55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60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61" style:family="paragraph" style:parent-style-name="Heading_20_2">
      <style:text-properties style:font-name="Sans-serif" officeooo:rsid="0b4d8359" officeooo:paragraph-rsid="0b4d8359"/>
    </style:style>
    <style:style style:name="P62" style:family="paragraph" style:parent-style-name="Heading_20_2">
      <style:text-properties style:font-name="Sans-serif" officeooo:rsid="076a11fb" officeooo:paragraph-rsid="08bffa20"/>
    </style:style>
    <style:style style:name="P63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8c74841" style:font-style-asian="normal" style:font-style-complex="normal"/>
    </style:style>
    <style:style style:name="T114" style:family="text">
      <style:text-properties fo:font-style="normal" officeooo:rsid="0755d39c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0" style:family="text">
      <style:text-properties style:font-name="Sans-serif"/>
    </style:style>
    <style:style style:name="T151" style:family="text">
      <style:text-properties style:font-name="Sans-serif" officeooo:rsid="08720e6f"/>
    </style:style>
    <style:style style:name="T152" style:family="text">
      <style:text-properties style:font-name="Sans-serif" officeooo:rsid="0b23e1d1"/>
    </style:style>
    <style:style style:name="T153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154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155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156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style:style style:name="T157" style:family="text">
      <style:text-properties fo:font-size="9pt" fo:font-weight="normal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0" style:family="text">
      <style:text-properties fo:font-size="9pt" style:font-size-asian="9pt" style:font-size-complex="9pt"/>
    </style:style>
    <style:style style:name="T171" style:family="text">
      <style:text-properties fo:font-size="9pt" officeooo:rsid="07a6fb7f" style:font-size-asian="9pt" style:font-size-complex="9pt"/>
    </style:style>
    <style:style style:name="T172" style:family="text">
      <style:text-properties fo:font-size="9pt" officeooo:rsid="08ca7d4a" style:font-size-asian="9pt" style:font-size-complex="9pt"/>
    </style:style>
    <style:style style:name="T173" style:family="text">
      <style:text-properties fo:font-size="9pt" officeooo:rsid="06f66ded" style:font-size-asian="9pt" style:font-size-complex="9pt"/>
    </style:style>
    <style:style style:name="T17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3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4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6" style:family="text">
      <style:text-properties officeooo:rsid="07a6fb7f"/>
    </style:style>
    <style:style style:name="T197" style:family="text">
      <style:text-properties officeooo:rsid="08b68059"/>
    </style:style>
    <style:style style:name="T198" style:family="text">
      <style:text-properties officeooo:rsid="08f0d68d"/>
    </style:style>
    <style:style style:name="T199" style:family="text">
      <style:text-properties officeooo:rsid="090eb909"/>
    </style:style>
    <style:style style:name="T200" style:family="text">
      <style:text-properties officeooo:rsid="0b597e47"/>
    </style:style>
    <style:style style:name="T201" style:family="text">
      <style:text-properties officeooo:rsid="0b811c7e"/>
    </style:style>
    <style:style style:name="T202" style:family="text">
      <style:text-properties officeooo:rsid="0b94b962"/>
    </style:style>
    <style:style style:name="T203" style:family="text">
      <style:text-properties officeooo:rsid="0bb0ccd1"/>
    </style:style>
    <style:style style:name="T204" style:family="text">
      <style:text-properties officeooo:rsid="0bca5d55"/>
    </style:style>
    <style:style style:name="T205" style:family="text">
      <style:text-properties officeooo:rsid="0bcbdb5a"/>
    </style:style>
    <style:style style:name="T206" style:family="text">
      <style:text-properties officeooo:rsid="07321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0">You </text:span><text:span text:style-name="T151">do magic with sheer </text:span><text:span text:style-name="T152">fucking </text:span><text:span text:style-name="T151">force of will.</text:span></text:p>
      <text:h text:style-name="P61" text:outline-level="2">§ Meta Moves</text:h>
      <text:p text:style-name="P54"><text:span text:style-name="T201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62" text:outline-level="2">§ Resources</text:h>
      <text:p text:style-name="P30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24"/>
      <text:p text:style-name="P2"><text:span text:style-name="T159">● </text:span><text:span text:style-name="T161">1. </text:span><text:span text:style-name="T160">▢ ▢ ▢ </text:span></text:p>
      <text:p text:style-name="P3"><text:span text:style-name="T171">○</text:span><text:span text:style-name="T159"> </text:span><text:span text:style-name="T165">2</text:span><text:span text:style-name="T161">. </text:span><text:span text:style-name="T160">▢</text:span></text:p>
      <text:p text:style-name="P3"><text:span text:style-name="T171">○</text:span><text:span text:style-name="T159"> </text:span><text:span text:style-name="T165">3</text:span><text:span text:style-name="T161">. </text:span><text:span text:style-name="T160">▢</text:span></text:p>
      <text:h text:style-name="P63" text:outline-level="2"><text:span text:style-name="T203">§ Aptitudes</text:span>: <text:span text:style-name="T202">Threads</text:span></text:h>
      <text:p text:style-name="P12">These are the <text:span text:style-name="T198">strands</text:span> that a sorcerer weaves together to create their magic. Note that <text:span text:style-name="T200">they have different max ratings—not all threads are as easy to work.</text:span></text:p>
      <text:p text:style-name="P12"/>
      <text:p text:style-name="P14"><text:span text:style-name="T196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14"><text:span text:style-name="T14"/></text:p>
      <text:p text:style-name="P17"><text:span text:style-name="T196">○ Ranged effects ○ ○ ► </text:span><text:span text:style-name="T29">Weaving</text:span><text:span text:style-name="T91"> to affect something beyond arm’s reach. </text:span></text:p>
      <text:p text:style-name="P17"><text:span text:style-name="T91"/></text:p>
      <text:p text:style-name="P13"><text:span text:style-name="T196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3"><text:span text:style-name="T26"/></text:p>
      <text:p text:style-name="P23"><text:span text:style-name="T196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23"><text:span text:style-name="T89"/></text:p>
      <text:p text:style-name="P15"><text:span text:style-name="T196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15"><text:span text:style-name="T58"/></text:p>
      <text:p text:style-name="P16"><text:span text:style-name="T196">○ Conjuring life</text:span><text:span text:style-name="T5"> </text:span><text:span text:style-name="T196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16"><text:span text:style-name="T93"/></text:p>
      <text:p text:style-name="P18"><text:span text:style-name="T5">○ </text:span><text:span text:style-name="T196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18"><text:span text:style-name="T13"/></text:p>
      <text:p text:style-name="P18"><text:span text:style-name="T5">○ </text:span><text:span text:style-name="T196">Elemental kinetics ○ ○ ► </text:span><text:span text:style-name="T5">Weaving</text:span><text:span text:style-name="T73"> to move or shape</text:span><text:span text:style-name="T13"> energetic classical elements.</text:span></text:p>
      <text:p text:style-name="P20"><text:span text:style-name="T196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0"><text:span text:style-name="T72"/></text:p>
      <text:p text:style-name="P21"><text:span text:style-name="T196">○ Altering time ► </text:span><text:span text:style-name="T39">Weaving</text:span><text:span text:style-name="T77"> </text:span><text:span text:style-name="T39">to alter the physical, </text:span><text:span text:style-name="T149">forward</text:span><text:span text:style-name="T39"> flow of time.</text:span></text:p>
      <text:p text:style-name="P21"><text:span text:style-name="T39"/></text:p>
      <text:p text:style-name="P22"><text:span text:style-name="T143">△</text:span><text:span text:style-name="T206"> 🗣Time travel ►</text:span><text:span text:style-name="T100"> Weaving to reverse </text:span><text:span text:style-name="T101">time or move through it.</text:span></text:p>
      <text:p text:style-name="P22"><text:span text:style-name="T101"/></text:p>
      <text:p text:style-name="P19"><text:span text:style-name="T196">○ Accelerating entropy ○ ○ ►</text:span><text:span text:style-name="T5"> </text:span><text:span text:style-name="T40">Weaving to mimic or enhance the ravages of chaos.</text:span></text:p>
      <text:p text:style-name="P19"><text:span text:style-name="T40"/></text:p>
      <text:p text:style-name="P18"><text:span text:style-name="T5">○ </text:span><text:span text:style-name="T199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18"><text:span text:style-name="T32"/></text:p>
      <text:p text:style-name="P39"><text:span text:style-name="T196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h text:style-name="P63" text:outline-level="2"><text:span text:style-name="T204">§ Sorcerer </text:span>Moves</text:h>
      <text:p text:style-name="P60"><text:span text:style-name="T193">Restore Will</text:span><text:span text:style-name="T172"> ►</text:span><text:span text:style-name="T166"> </text:span><text:span text:style-name="T167">You </text:span><text:span text:style-name="T168">restore</text:span><text:span text:style-name="T167"> 1 Will w</text:span><text:span text:style-name="T166">hen you roll </text:span><text:span text:style-name="T173">🡕</text:span><text:span text:style-name="T158"> </text:span><text:span text:style-name="T166">on a</text:span><text:span text:style-name="T183">ny </text:span><text:span text:style-name="T188">⌞</text:span><text:span text:style-name="T183">story move</text:span><text:span text:style-name="T187">⌝</text:span><text:span text:style-name="T183">. </text:span><text:span text:style-name="T190">I</text:span><text:span text:style-name="T191">f you have 0 Will</text:span><text:span text:style-name="T185">, </text:span><text:span text:style-name="T189">🡒</text:span><text:span text:style-name="T184"> </text:span><text:span text:style-name="T186">also counts.</text:span></text:p>
      <text:p text:style-name="P52"><text:span text:style-name="T186"/></text:p>
      <text:p text:style-name="P8"><text:span text:style-name="T194">Lose</text:span><text:span text:style-name="T193"> Will</text:span><text:span text:style-name="T181"> ►</text:span><text:span text:style-name="T174"> </text:span><text:span text:style-name="T175">You lose 1 Will when you roll </text:span><text:span text:style-name="T182">🡓</text:span><text:span text:style-name="T176"> </text:span><text:span text:style-name="T175">on a</text:span><text:span text:style-name="T177">ny</text:span><text:span text:style-name="T175"> </text:span><text:span text:style-name="T179">⌞</text:span><text:span text:style-name="T175">story move</text:span><text:span text:style-name="T187">⌝</text:span><text:span text:style-name="T178">.</text:span></text:p>
      <text:p text:style-name="P8"><text:span text:style-name="T178"/></text:p>
      <text:p text:style-name="P8"><text:span text:style-name="T110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9">⌞</text:span><text:span text:style-name="T6">Thread</text:span><text:span text:style-name="T7">s</text:span><text:span text:style-name="T187">⌝</text:span><text:span text:style-name="T7">. </text:span><text:span text:style-name="T146">Y</text:span><text:span text:style-name="T147">ou </text:span><text:span text:style-name="T148">cannot make this move if you have 0 Will.</text:span></text:p>
      <text:p text:style-name="P25"/>
      <text:p text:style-name="P4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55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56">target one “thing” at a time—that might be an area containing many occupants, but not 3 separate individuals.</text:p>
        </text:list-item>
        <text:list-item>
          <text:p text:style-name="P57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58"><text:span text:style-name="T48">d</text:span><text:span text:style-name="T4">on’t get in a rut—try not to repeat yourself too much in the same scene.</text:span></text:p>
        </text:list-item>
      </text:list>
      <text:p text:style-name="P26"/>
      <text:p text:style-name="P7"><text:span text:style-name="T133">Your effect ends if you no longer perceive your target, </text:span><text:span text:style-name="T134">dawn</text:span><text:span text:style-name="T133"> breaks, or you </text:span><text:span text:style-name="T179">⌞</text:span><text:span text:style-name="T108">weave magic</text:span><text:span text:style-name="T145">⌝</text:span><text:span text:style-name="T133"> again. </text:span><text:span text:style-name="T127">When </text:span><text:span text:style-name="T128">your </text:span><text:span text:style-name="T127">effect ends, t</text:span><text:span text:style-name="T119">he </text:span><text:span text:style-name="T127">logical changes, </text:span><text:span text:style-name="T119">outcomes, and consequences </text:span><text:span text:style-name="T127">caused by </text:span><text:span text:style-name="T131">the</text:span><text:span text:style-name="T127"> </text:span><text:span text:style-name="T119">effect </text:span><text:span text:style-name="T144">do not</text:span><text:span text:style-name="T119"> reverse themselves</text:span><text:span text:style-name="T123">. That building is still on fire, </text:span><text:span text:style-name="T129">even if </text:span><text:span text:style-name="T132">the spark </text:span><text:span text:style-name="T129">is </text:span><text:span text:style-name="T132">long faded.</text:span></text:p>
      <text:p text:style-name="P27"/>
      <text:p text:style-name="P6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28"/>
      <text:p text:style-name="P5"><text:span text:style-name="T20">From all the Threads </text:span><text:span text:style-name="T23">your effect depends on</text:span><text:span text:style-name="T20">, the one with the lowest rating is the </text:span><text:span text:style-name="T197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5">weak thread</text:span><text:span text:style-name="T98"> is </text:span><text:span text:style-name="T205">-1</text:span><text:span text:style-name="T98">.</text:span></text:p>
      <text:p text:style-name="P29"/>
      <text:p text:style-name="P10"><text:span text:style-name="T50">You </text:span><text:span text:style-name="T51">typically </text:span><text:span text:style-name="T49">use your magic </text:span><text:span text:style-name="T4">to </text:span><text:span text:style-name="T192">⌞</text:span><text:span text:style-name="T109">make</text:span><text:span text:style-name="T106"> a story move</text:span><text:span text:style-name="T111">⌝</text:span><text:span text:style-name="T106">. </text:span><text:span text:style-name="T130">If that’s the case this time,</text:span><text:span text:style-name="T115"> </text:span><text:span text:style-name="T180">⊞</text:span><text:span text:style-name="T112">weak </text:span><text:span text:style-name="T113">t</text:span><text:span text:style-name="T112">hread</text:span><text:span text:style-name="T115"> </text:span><text:span text:style-name="T138">for </text:span><text:span text:style-name="T141">the </text:span><text:span text:style-name="T142">⌞story move⌝</text:span><text:span text:style-name="T141">.</text:span></text:p>
      <text:p text:style-name="P31"/>
      <text:p text:style-name="P9"><text:span text:style-name="T120">If you’re gonna </text:span><text:span text:style-name="T179">⌞</text:span><text:span text:style-name="T107">fuck ‘em up</text:span><text:span text:style-name="T145">⌝</text:span><text:span text:style-name="T122">, </text:span><text:span text:style-name="T120">you can do</text:span><text:span text:style-name="T153"> ⌊1 </text:span><text:span text:style-name="T154">+</text:span><text:span text:style-name="T153"> weak thread⌋ harm—</text:span><text:span text:style-name="T155">this means </text:span><text:span text:style-name="T156">0 </text:span><text:span text:style-name="T155">harm if </text:span><text:span text:style-name="T121">your weak thread is -1. </text:span><text:span text:style-name="T124">If you can’t do enough harm to fit the injuries your description would cause, you’ll need to alter </text:span><text:span text:style-name="T135">the scale of your</text:span><text:span text:style-name="T124"> </text:span><text:span text:style-name="T136">described </text:span><text:span text:style-name="T124">effect </text:span><text:span text:style-name="T126">to </text:span><text:span text:style-name="T137">fit the harm you can cause.</text:span></text:p>
      <text:p text:style-name="P32"/>
      <text:p text:style-name="P11"><text:span text:style-name="T115">🗣If you’re trying to </text:span><text:span text:style-name="T139">achieve</text:span><text:span text:style-name="T115"> something </text:span><text:span text:style-name="T140">meaningful </text:span><text:span text:style-name="T115">that</text:span><text:span text:style-name="T125"> </text:span><text:span text:style-name="T115">doesn’t fit into a ⌞story move⌝, </text:span><text:span text:style-name="T180">⊞</text:span><text:span text:style-name="T112">weak </text:span><text:span text:style-name="T113">t</text:span><text:span text:style-name="T112">hread</text:span><text:span text:style-name="T118">.</text:span></text:p>
      <text:p text:style-name="P33"/>
      <text:p text:style-name="P37"><text:span text:style-name="T170">🡕</text:span><text:span text:style-name="T157"> </text:span><text:span text:style-name="T162">You achieve your effect and </text:span><text:span text:style-name="T169">restore</text:span><text:span text:style-name="T162"> 1 Will.</text:span></text:p>
      <text:p text:style-name="P35"><text:span text:style-name="T195">🡒</text:span><text:span text:style-name="T158"> </text:span><text:span text:style-name="T163">You achieve your effect.</text:span></text:p>
      <text:p text:style-name="P36"><text:span text:style-name="T170">🡖</text:span><text:span text:style-name="T157"> </text:span><text:span text:style-name="T164">You achieve your effect, but pick 1:</text:span></text:p>
      <text:list xml:id="list802763634" text:style-name="L2">
        <text:list-item>
          <text:p text:style-name="P38">the effect is short-lived.</text:p>
        </text:list-item>
        <text:list-item>
          <text:p text:style-name="P38">the effect is weak.</text:p>
        </text:list-item>
        <text:list-item>
          <text:p text:style-name="P38">there’s a serious side effect.</text:p>
        </text:list-item>
        <text:list-item>
          <text:p text:style-name="P38">you affect someone you didn’t mean to.</text:p>
        </text:list-item>
      </text:list>
      <text:p text:style-name="P34"><text:span text:style-name="T114">🡓</text:span><text:span text:style-name="T116"> </text:span><text:span text:style-name="T117">The effect won’t come together and you lose 1 Will.</text:span></text:p>
      <text:p text:style-name="P34"><text:span text:style-name="T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23:27.201612291</dc:date>
    <meta:editing-duration>P8DT10H45M15S</meta:editing-duration>
    <meta:editing-cycles>269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9" meta:character-count="4362" meta:non-whitespace-character-count="3613"/>
  </office:meta>
</office:document-meta>
</file>